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14p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arlito" fo:font-size="14p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arlito" fo:font-size="14pt" officeooo:rsid="0015ac20" officeooo:paragraph-rsid="0015ac20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arlito" fo:font-size="14pt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arlito" fo:font-size="14pt" fo:font-weight="bold" officeooo:rsid="00168bc6" officeooo:paragraph-rsid="00168bc6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Carlito" fo:font-size="14pt" fo:font-weight="bold" style:font-size-asian="12.25pt" style:font-weight-asian="bold" style:font-size-complex="14pt" style:font-weight-complex="bold"/>
    </style:style>
    <style:style style:name="T1" style:family="text">
      <style:text-properties officeooo:rsid="0015ac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---<text:span text:style-name="T1">Ordem da Física</text:span></text:p>
      <text:p text:style-name="P3">Presidência do Clube de estudos</text:p>
      <text:p text:style-name="P1"/>
      <text:p text:style-name="P2">REGIMENTO INTERNO </text:p>
      <text:p text:style-name="P1"/>
      <text:p text:style-name="P4"/>
      <text:p text:style-name="P4"><text:span text:style-name="T2">CAPÍTULO I – DISPOSIÇÕES GERAIS</text:span></text:p>
      <text:p text:style-name="P5">Art. 1º – <text:span text:style-name="T3">O presente Regimento Interno tem por finalidade estabelecer as normas regulamentares que disciplinam o funcionamento do Clube de Estudos de Física, intitulado como Ordem da Física, bem como definir suas finalidades, os direitos e deveres dos membros integrantes.</text:span></text:p>
      <text:p text:style-name="P5">Art. 2º – <text:span text:style-name="T3">O Clube possui caráter educacional, colaborativo e científico, promovendo o interesse pela Física, além de servir como preparo educacional para as competições de física, vestibulares e provas escolares. Servindo como ajuda extra aos integrantes no embargo intelectual e capacitativo. </text:span></text:p>
      <text:p text:style-name="P5">Art. 3º – <text:span text:style-name="T3">O Clube não possui quaisquer tipo de descriminação como regulamento para adesão de membros, somente como exigência, o querer. Os interessados devem procurar o Conselheiro do Clube ou qualquer integrante responsável na liderança do clube, ou poderá fazer sua inscrição pelo site do clube, mediante um </text:span><text:span text:style-name="T4">qrcode </text:span><text:span text:style-name="T5">disponibilizado em cartazes de recrutamento no mural da escola. </text:span></text:p>
      <text:p text:style-name="P1"><text:span text:style-name="T2">Art. 1º</text:span> – O presente Regimento Interno regula o funcionamento do Grupo de Estudos de Física "Ordem da Física" da E.E.E.F.M Joaquim de Lima Avelino, destinado à preparação de alunos para o ENEM, Olimpíada Brasileira de Física das Escolas Públicas (OBFEP) e Olimpíada Brasileira de Física (OBF).</text:p>
      <text:p text:style-name="P1"/>
      <text:p text:style-name="P1"><text:span text:style-name="T2">Art. 2º</text:span> – O grupo tem caráter educacional, colaborativo e científico, promovendo o interesse pela física, desenvolvimento acadêmico e fortalecimento do raciocínio lógico dos participantes.</text:p>
      <text:p text:style-name="P1"/>
      <text:p text:style-name="P1"><text:span text:style-name="T2">Art. 3º </text:span>– O grupo é aberto a todos os alunos da escola, independentemente do nível de conhecimento prévio, desde que atendam às diretrizes deste regimento.</text:p>
      <text:p text:style-name="P1"/>
      <text:p text:style-name="P1"/>
      <text:p text:style-name="P1">---</text:p>
      <text:p text:style-name="P1"/>
      <text:p text:style-name="P6">CAPÍTULO II – OBJETIVOS</text:p>
      <text:p text:style-name="P1"/>
      <text:p text:style-name="P1"><text:span text:style-name="T2">Art. 4º</text:span> – O Grupo de Estudos de Física "Ordem da Física" tem como objetivos principais:</text:p>
      <text:p text:style-name="P1"/>
      <text:p text:style-name="P1"><text:soft-page-break/><text:span text:style-name="T2">I.</text:span> Criar um ambiente de aprendizado coletivo, incentivando a troca de conhecimento entre os participantes;</text:p>
      <text:p text:style-name="P1"><text:span text:style-name="T2">II.</text:span> Preparar os alunos para o ENEM e competições acadêmicas de física;</text:p>
      <text:p text:style-name="P1"><text:span text:style-name="T2">III.</text:span> Estimular o interesse pela física e suas aplicações práticas;</text:p>
      <text:p text:style-name="P1"><text:span text:style-name="T2">IV.</text:span> Desenvolver materiais didáticos e promover discussões sobre temas científicos;</text:p>
      <text:p text:style-name="P1"><text:span text:style-name="T2">V. </text:span>Utilizar metodologias ativas, como experimentos práticos, desafios e competições;</text:p>
      <text:p text:style-name="P1"><text:span text:style-name="T2">VI.</text:span> Desenvolver habilidades analíticas, críticas e de resolução de problemas;</text:p>
      <text:p text:style-name="P1"><text:span text:style-name="T2">VII.</text:span> Criar e manter um site para divulgação do projeto e inscrições de novos participantes.</text:p>
      <text:p text:style-name="P1"/>
      <text:p text:style-name="P1"/>
      <text:p text:style-name="P1">---</text:p>
      <text:p text:style-name="P1"/>
      <text:p text:style-name="P6">CAPÍTULO III – ORGANIZAÇÃO E FUNCIONAMENTO</text:p>
      <text:p text:style-name="P1"/>
      <text:p text:style-name="P1"><text:span text:style-name="T2">Art. 5º </text:span>– O grupo será composto por alunos interessados e contará com o apoio de um professor orientador.</text:p>
      <text:p text:style-name="P1"/>
      <text:p text:style-name="P1"><text:span text:style-name="T2">Art. 6º</text:span> – As reuniões ocorrerão regularmente, conforme cronograma definido pelo grupo, utilizando os seguintes espaços da escola:</text:p>
      <text:p text:style-name="P1"/>
      <text:p text:style-name="P1"><text:span text:style-name="T2">I.</text:span> Laboratório de informática – para simulados e pesquisas;</text:p>
      <text:p text:style-name="P1"><text:span text:style-name="T2">II.</text:span> Multi-meios – para videoaulas e discussões teóricas;</text:p>
      <text:p text:style-name="P1"><text:span text:style-name="T2">III.</text:span> Biblioteca – para estudos individuais e em grupo;</text:p>
      <text:p text:style-name="P1"><text:span text:style-name="T2">IV.</text:span> Laboratório de ciências – para experimentos práticos.</text:p>
      <text:p text:style-name="P1"/>
      <text:p text:style-name="P1"><text:span text:style-name="T2">Art. 7º </text:span>– As atividades do grupo incluem:</text:p>
      <text:p text:style-name="P1"/>
      <text:p text:style-name="P1">I. Aulas teóricas e práticas;</text:p>
      <text:p text:style-name="P1">II. Resolução de questões e simulados de edições anteriores do ENEM, OBFEP e OBF;</text:p>
      <text:p text:style-name="P1">III. Discussões sobre estratégias de resolução de provas;</text:p>
      <text:p text:style-name="P1">IV. Produção de materiais didáticos, como mapas mentais, apostilas e videoaulas;</text:p>
      <text:p text:style-name="P1">V. Planejamento e execução de experimentos físicos;</text:p>
      <text:p text:style-name="P1">VI. Organização de competições internas e premiação para incentivo ao aprendizado.</text:p>
      <text:p text:style-name="P1"/>
      <text:p text:style-name="P1"><text:span text:style-name="T2">Art. 8º</text:span> – Será criado um grupo de comunicação via WhatsApp, Telegram ou Discord para facilitar a troca de informações e a organização das atividades.</text:p>
      <text:p text:style-name="P1"/>
      <text:p text:style-name="P1"/>
      <text:p text:style-name="P1">---</text:p>
      <text:p text:style-name="P1"/>
      <text:p text:style-name="P6">CAPÍTULO IV – PARTICIPAÇÃO E RESPONSABILIDADES</text:p>
      <text:p text:style-name="P1"><text:soft-page-break/></text:p>
      <text:p text:style-name="P1"><text:span text:style-name="T2">Art. 9º</text:span> – Poderão participar do grupo alunos regularmente matriculados na E.E.E.F.M Joaquim de Lima Avelino que demonstrem interesse e compromisso com os estudos de física.</text:p>
      <text:p text:style-name="P1"/>
      <text:p text:style-name="P1"><text:span text:style-name="T2">Art. 10º</text:span> – São deveres dos membros do grupo:</text:p>
      <text:p text:style-name="P1"/>
      <text:p text:style-name="P1">I. Comparecer às reuniões e atividades programadas;</text:p>
      <text:p text:style-name="P1">II. Participar ativamente das discussões e exercícios propostos;</text:p>
      <text:p text:style-name="P1">III. Respeitar os colegas e o professor orientador;</text:p>
      <text:p text:style-name="P1">IV. Cumprir as normas deste regimento e contribuir para o bom funcionamento do grupo.</text:p>
      <text:p text:style-name="P1"/>
      <text:p text:style-name="P1"><text:span text:style-name="T2">Art. 11º</text:span> – O descumprimento dos deveres poderá resultar em advertências e, em casos mais graves, afastamento do grupo, conforme decisão dos organizadores.</text:p>
      <text:p text:style-name="P1"/>
      <text:p text:style-name="P1"/>
      <text:p text:style-name="P1">---</text:p>
      <text:p text:style-name="P1"/>
      <text:p text:style-name="P6">CAPÍTULO V – AVALIAÇÃO E METODOLOGIA</text:p>
      <text:p text:style-name="P1"/>
      <text:p text:style-name="P1"><text:span text:style-name="T2">Art. 12º</text:span> – O estudo será organizado conforme o calendário das competições acadêmicas, seguindo a seguinte estrutura:</text:p>
      <text:p text:style-name="P1"/>
      <text:p text:style-name="P1">I. Revisão de conteúdos conforme as exigências do ENEM e das olimpíadas;</text:p>
      <text:p text:style-name="P1">II. Estudo prático e teórico intercalado semanalmente;</text:p>
      <text:p text:style-name="P1">III. Preparação intensiva para as fases das competições;</text:p>
      <text:p text:style-name="P1">IV. Realização de simulados e revisões constantes.</text:p>
      <text:p text:style-name="P1"/>
      <text:p text:style-name="P1"/>
      <text:p text:style-name="P1">---</text:p>
      <text:p text:style-name="P1"/>
      <text:p text:style-name="P6">CAPÍTULO VI – DISPOSIÇÕES FINAIS</text:p>
      <text:p text:style-name="P1"/>
      <text:p text:style-name="P1"><text:span text:style-name="T2">Art. 13º</text:span> – O presente regimento poderá ser revisado periodicamente para melhor adequação às necessidades do grupo.</text:p>
      <text:p text:style-name="P1"/>
      <text:p text:style-name="P1"><text:span text:style-name="T2">Art. 14º </text:span>– Casos omissos neste regimento serão resolvidos pela coordenação do grupo, em conjunto com o professor orientador.</text:p>
      <text:p text:style-name="P6"/>
      <text:p text:style-name="P1"><text:span text:style-name="T2">Art. 15º</text:span> – Este regimento entra em vigor na data de sua aprovação pelos membros do grupo.</text:p>
      <text:p text:style-name="P1"><text:soft-page-break/></text:p>
      <text:p text:style-name="P1"/>
      <text:p text:style-name="P1">---</text:p>
      <text:p text:style-name="P1"/>
      <text:p text:style-name="P1">Ouro Preto do Oeste, 21 de fevereiro de 2025</text:p>
      <text:p text:style-name="P1"/>
      <text:p text:style-name="P1">Luiz Henrique Venancio Gomes de Andrade</text:p>
      <text:p text:style-name="P1">Representante do Grupo de Estudos de Física "Ordem da Física"</text:p>
      <text:p text:style-name="P1"/>
      <text:p text:style-name="P1"/>
      <text:p text:style-name="P1">---</text:p>
      <text:p text:style-name="P1"/>
      <text:p text:style-name="P1">Esse regimento interno formaliza a estrutura e o funcionamento do grupo, garantindo organização e continuidade das atividades. Caso queira alguma modificação ou acréscimo, me avise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8T11:30:30.288000000</meta:creation-date>
    <dc:date>2025-03-07T11:40:02.856000000</dc:date>
    <meta:editing-duration>PT3M48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4" meta:paragraph-count="63" meta:word-count="769" meta:character-count="5195" meta:non-whitespace-character-count="4459"/>
  </office:meta>
</office:document-meta>
</file>